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Fuentedepárrafopredeter." style:family="text">
      <style:text-properties fo:font-weight="bold" style:font-weight-asian="bold" style:font-weight-complex="bold" fo:language="en" fo:country="US"/>
    </style:style>
    <style:style style:name="T8" style:parent-style-name="Fuentedepárrafopredeter." style:family="text">
      <style:text-properties fo:language="en" fo:country="US"/>
    </style:style>
    <style:style style:name="P9" style:parent-style-name="Normal" style:list-style-name="LFO1" style:family="paragraph"/>
    <style:style style:name="T10" style:parent-style-name="Fuentedepárrafopredeter.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T12" style:parent-style-name="Fuentedepárrafopredeter." style:family="text">
      <style:text-properties fo:font-weight="bold" style:font-weight-asian="bold" style:font-weight-complex="bold" fo:language="en" fo:country="US"/>
    </style:style>
    <style:style style:name="T13" style:parent-style-name="Fuentedepárrafopredeter." style:family="text">
      <style:text-properties fo:language="en" fo:country="US"/>
    </style:style>
    <style:style style:name="P14" style:parent-style-name="Normal" style:list-style-name="LFO1" style:family="paragraph"/>
    <style:style style:name="T15" style:parent-style-name="Fuentedepárrafopredeter.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Fuentedepárrafopredeter.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Fuentedepárrafopredeter." style:family="text">
      <style:text-properties fo:font-weight="bold" style:font-weight-asian="bold" style:font-weight-complex="bold"/>
    </style:style>
    <style:style style:name="TableColumn21" style:family="table-column">
      <style:table-column-properties style:column-width="0.8048in"/>
    </style:style>
    <style:style style:name="TableColumn22" style:family="table-column">
      <style:table-column-properties style:column-width="0.8798in"/>
    </style:style>
    <style:style style:name="TableColumn23" style:family="table-column">
      <style:table-column-properties style:column-width="3.0437in"/>
    </style:style>
    <style:style style:name="Table20" style:family="table">
      <style:table-properties style:width="4.7284in" fo:margin-left="0in" table:align="left"/>
    </style:style>
    <style:style style:name="TableRow24" style:family="table-row">
      <style:table-row-properties style:min-row-height="0.277in"/>
    </style:style>
    <style:style style:name="TableCell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TableCell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TableCell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TableRow31" style:family="table-row">
      <style:table-row-properties style:min-row-height="0.5548in"/>
    </style:style>
    <style:style style:name="TableCell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" style:parent-style-name="Normal" style:family="paragraph">
      <style:paragraph-properties fo:text-align="center"/>
    </style:style>
    <style:style style:name="TableCell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" style:parent-style-name="Normal" style:family="paragraph">
      <style:paragraph-properties fo:text-align="center"/>
    </style:style>
    <style:style style:name="TableCell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7" style:parent-style-name="Normal" style:family="paragraph">
      <style:paragraph-properties fo:text-align="center"/>
    </style:style>
    <style:style style:name="P38" style:parent-style-name="Normal" style:family="paragraph">
      <style:paragraph-properties fo:text-align="center"/>
    </style:style>
    <style:style style:name="T39" style:parent-style-name="Fuentedepárrafopredeter." style:family="text">
      <style:text-properties fo:language="en" fo:country="US"/>
    </style:style>
    <style:style style:name="T40" style:parent-style-name="Fuentedepárrafopredeter." style:family="text">
      <style:text-properties fo:language="en" fo:country="US"/>
    </style:style>
    <style:style style:name="T41" style:parent-style-name="Fuentedepárrafopredeter." style:family="text">
      <style:text-properties fo:language="en" fo:country="US"/>
    </style:style>
    <style:style style:name="T42" style:parent-style-name="Fuentedepárrafopredeter." style:family="text">
      <style:text-properties fo:font-style="italic" style:font-style-asian="italic" style:font-style-complex="italic" fo:language="en" fo:country="US"/>
    </style:style>
    <style:style style:name="T43" style:parent-style-name="Fuentedepárrafopredeter." style:family="text">
      <style:text-properties fo:language="en" fo:country="US"/>
    </style:style>
    <style:style style:name="T44" style:parent-style-name="Fuentedepárrafopredeter." style:family="text">
      <style:text-properties fo:font-style="italic" style:font-style-asian="italic" style:font-style-complex="italic" fo:language="en" fo:country="US"/>
    </style:style>
    <style:style style:name="T45" style:parent-style-name="Fuentedepárrafopredeter." style:family="text">
      <style:text-properties fo:language="en" fo:country="US"/>
    </style:style>
    <style:style style:name="T46" style:parent-style-name="Fuentedepárrafopredeter." style:family="text">
      <style:text-properties fo:language="en" fo:country="US"/>
    </style:style>
    <style:style style:name="T47" style:parent-style-name="Fuentedepárrafopredeter." style:family="text">
      <style:text-properties fo:language="en" fo:country="US"/>
    </style:style>
    <style:style style:name="T48" style:parent-style-name="Fuentedepárrafopredeter." style:family="text">
      <style:text-properties fo:font-style="italic" style:font-style-asian="italic" style:font-style-complex="italic" fo:language="en" fo:country="US"/>
    </style:style>
    <style:style style:name="T49" style:parent-style-name="Fuentedepárrafopredeter." style:family="text">
      <style:text-properties fo:language="en" fo:country="US"/>
    </style:style>
    <style:style style:name="T50" style:parent-style-name="Fuentedepárrafopredeter." style:family="text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</office:automatic-styles>
  <office:body>
    <office:text text:use-soft-page-breaks="true">
      <text:h text:style-name="P1" text:outline-level="1">Documento Técnico de la Aplicación</text:h>
      <text:p text:style-name="Normal"><text:span text:style-name="T2">Nombre del Proyecto:</text:span><text:s/>Inditex API<text:line-break/><text:span text:style-name="T3">Autor:</text:span><text:s/>Jasernag<text:line-break/><text:span text:style-name="T4">Fecha:</text:span><text:s/>02/03/2025<text:line-break/><text:span text:style-name="T5">Versión:</text:span><text:s/>1.0</text:p>
      <text:h text:style-name="Título2" text:outline-level="2">Introducción</text:h>
      <text:p text:style-name="Normal">Documento que describe la arquitectura, componentes y tecnologías propuestas por mi para la resolución del problema propuesto.</text:p>
      <text:h text:style-name="Título2" text:outline-level="2">Arquitectura</text:h>
      <text:list text:style-name="LFO1" text:continue-numbering="true">
        <text:list-item>
          <text:p text:style-name="P6"><text:span text:style-name="T7">Backend:</text:span><text:span text:style-name="T8"><text:s/>Spring Boot con Java 17</text:span></text:p>
        </text:list-item>
        <text:list-item>
          <text:p text:style-name="P9"><text:span text:style-name="T10">Base de Datos:</text:span><text:s/>H2</text:p>
        </text:list-item>
        <text:list-item>
          <text:p text:style-name="P11"><text:span text:style-name="T12">API REST:</text:span><text:span text:style-name="T13"><text:s/>Spring Web + Swagger</text:span></text:p>
        </text:list-item>
        <text:list-item>
          <text:p text:style-name="P14"><text:span text:style-name="T15">Validaciones:</text:span><text:s/>Bean Validation (Jakarta)</text:p>
        </text:list-item>
        <text:list-item>
          <text:p text:style-name="P16"><text:span text:style-name="T17">Gestión de Dependencias:</text:span><text:s/>Maven</text:p>
        </text:list-item>
        <text:list-item>
          <text:p text:style-name="P18"><text:span text:style-name="T19">Test unitarios:</text:span><text:s/>Junit4</text:p>
        </text:list-item>
      </text:list>
      <text:h text:style-name="Título2" text:outline-level="2">Diseño de la aplicación</text:h>
      <text:h text:style-name="Título3" text:outline-level="3">Endpoint de la API</text:h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Método</text:p>
          </table:table-cell>
          <table:table-cell table:style-name="TableCell27">
            <text:p text:style-name="P28">URL</text:p>
          </table:table-cell>
          <table:table-cell table:style-name="TableCell29">
            <text:p text:style-name="P30">Descripción</text:p>
          </table:table-cell>
        </table:table-row>
        <table:table-row table:style-name="TableRow31">
          <table:table-cell table:style-name="TableCell32">
            <text:p text:style-name="P33">GET</text:p>
          </table:table-cell>
          <table:table-cell table:style-name="TableCell34">
            <text:p text:style-name="P35">/getPrice</text:p>
          </table:table-cell>
          <table:table-cell table:style-name="TableCell36">
            <text:p text:style-name="P37"/>
            <text:p text:style-name="P38">Obtiene el precio de un producto</text:p>
            <text:p text:style-name="Normal"/>
          </table:table-cell>
        </table:table-row>
      </table:table>
      <text:p text:style-name="Normal"/>
      <text:h text:style-name="Título3" text:outline-level="3">Entidad principal</text:h>
      <text:p text:style-name="Normal">Price.java, clase donde esta definida la tabla de base datos Price. Usando Entity.</text:p>
      <text:p text:style-name="Normal"/>
      <text:h text:style-name="Título2" text:outline-level="2">Validaciones y Seguridad</text:h>
      <text:h text:style-name="Título3" text:outline-level="3"><text:s/>Validaciones de Entrada</text:h>
      <text:p text:style-name="Normal">Ejemplo:</text:p>
      <text:p text:style-name="Normal">@Schema(example = "35455", description = "Codigo negocio del producto")<text:line-break/>@NotNull(message = "El codigo del producto no puede estar vacio.")<text:line-break/><text:soft-page-break/>@Min(value = 0, message = "El código del producto debe ser un número.")<text:line-break/>private Long productCode;</text:p>
      <text:h text:style-name="Título2" text:outline-level="2">Testing</text:h>
      <text:p text:style-name="Normal">Ejemplo del test:</text:p>
      <text:p text:style-name="Normal"><text:span text:style-name="T39">@Test</text:span><text:span text:style-name="T40"><text:line-break/>public void testGetPriceKo() {</text:span><text:span text:style-name="T41"><text:line-break/><text:s text:c="4"/></text:span><text:span text:style-name="T42">when</text:span><text:span text:style-name="T43">(priceService.getProductPrice(</text:span><text:span text:style-name="T44">any</text:span><text:span text:style-name="T45">(RequestSearchPriceDTO.class))).thenReturn(null);</text:span><text:span text:style-name="T46"><text:line-break/><text:s text:c="4"/>ResponseEntity&lt;ResponsePriceDTO&gt; responseEntity = priceController.getPrice(requestDTO);</text:span><text:span text:style-name="T47"><text:line-break/><text:s text:c="4"/></text:span><text:span text:style-name="T48">assertNull</text:span><text:span text:style-name="T49">("El body del ResponseEntity debería ser null", responseEntity.getBody());</text:span><text:span text:style-name="T50"><text:line-break/>}</text:span></text:p>
      <text:p text:style-name="P51"/>
      <text:p text:style-name="P52"/>
      <text:p text:style-name="P53"/>
      <text:p text:style-name="P54"/>
      <text:p text:style-name="P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4505</meta:initial-creator>
    <dc:creator>4505</dc:creator>
    <meta:creation-date>2025-03-02T22:04:00Z</meta:creation-date>
    <dc:date>2025-03-02T22:24:00Z</dc:date>
    <meta:template xlink:href="Normal.dotm" xlink:type="simple"/>
    <meta:editing-cycles>1</meta:editing-cycles>
    <meta:editing-duration>PT1200S</meta:editing-duration>
    <meta:document-statistic meta:page-count="2" meta:paragraph-count="2" meta:word-count="200" meta:character-count="1300" meta:row-count="9" meta:non-whitespace-character-count="1102"/>
  </office:meta>
</office:document-meta>
</file>